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365cm"/>
    </style:style>
    <style:style style:name="Tableau1.B" style:family="table-column">
      <style:table-column-properties style:column-width="2.866cm"/>
    </style:style>
    <style:style style:name="Tableau1.C" style:family="table-column">
      <style:table-column-properties style:column-width="6.969cm"/>
    </style:style>
    <style:style style:name="Tableau1.D" style:family="table-column">
      <style:table-column-properties style:column-width="5.8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0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style:font-name="Google Sans"/>
    </style:style>
    <style:style style:name="T6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 script est le </text:span><text:span text:style-name="T2">moteur principal</text:span><text:span text:style-name="T1"> de votre application de cartographie. Il gère tout, de l'affichage de la carte à la création d'un document PDF complexe, en passant par l'interaction avec votre serveur (via </text:span><text:span text:style-name="Source_20_Text"><text:span text:style-name="T1">api.php</text:span></text:span><text:span text:style-name="T1">).</text:span></text:p>
      <text:p text:style-name="P2">Voici une analyse détaillée et structurée pour comprendre chaque engrenage de ce code.</text:p>
      <text:p text:style-name="Horizontal_20_Line"/>
      <text:h text:style-name="P3" text:outline-level="3">1. La Banque d'Images et Initialisation</text:h>
      <text:p text:style-name="P2">Le code commence par définir des ressources et préparer le terrain.</text:p>
      <text:list text:style-name="L1">
        <text:list-item>
          <text:p text:style-name="P4"><text:span text:style-name="Source_20_Text"><text:span text:style-name="T2">const icons</text:span></text:span><text:span text:style-name="T1"> : Un objet contenant des images encodées en </text:span><text:span text:style-name="T2">Base64</text:span><text:span text:style-name="T1"> (du texte qui représente une image).</text:span></text:p>
          <text:list>
            <text:list-item>
              <text:p text:style-name="P5"><text:span text:style-name="T3">Note importante :</text:span> Bien que définies ici, le commentaire et la fonction PDF indiquent qu'elles ne sont finalement <text:span text:style-name="T4">pas utilisées</text:span> pour le PDF. Le script privilégie le dessin vectoriel (formes géométriques) pour une meilleure qualité à l'impression.</text:p>
            </text:list-item>
          </text:list>
        </text:list-item>
        <text:list-item>
          <text:p text:style-name="P4"><text:span text:style-name="T2">Initialisation de Leaflet (</text:span><text:span text:style-name="Source_20_Text"><text:span text:style-name="T2">L.map</text:span></text:span><text:span text:style-name="T2">)</text:span><text:span text:style-name="T1"> :</text:span></text:p>
          <text:list>
            <text:list-item>
              <text:p text:style-name="P4"><text:span text:style-name="T1">Crée une carte centrée sur la France (</text:span><text:span text:style-name="Source_20_Text"><text:span text:style-name="T1">[46.6, 2.5]</text:span></text:span><text:span text:style-name="T1">).</text:span></text:p>
            </text:list-item>
            <text:list-item>
              <text:p text:style-name="P5">Charge les tuiles visuelles depuis <text:span text:style-name="T4">OpenStreetMap</text:span>.</text:p>
            </text:list-item>
            <text:list-item>
              <text:p text:style-name="P4"><text:span text:style-name="T1">Prépare deux variables globales : </text:span><text:span text:style-name="Source_20_Text"><text:span text:style-name="T1">routeLayer</text:span></text:span><text:span text:style-name="T1"> (pour tracer la ligne bleue du trajet) et </text:span><text:span text:style-name="Source_20_Text"><text:span text:style-name="T1">currentSteps</text:span></text:span><text:span text:style-name="T1"> (pour stocker les instructions écrites).</text:span></text:p>
            </text:list-item>
          </text:list>
        </text:list-item>
      </text:list>
      <text:h text:style-name="P6" text:outline-level="3"><text:span text:style-name="T5">2. Le Système d'Autocomplétion (</text:span><text:span text:style-name="Source_20_Text"><text:span text:style-name="T1">setupAutocomplete</text:span></text:span><text:span text:style-name="T5">)</text:span></text:h>
      <text:p text:style-name="P2">C'est la fonction qui gère les champs de recherche "Départ" et "Arrivée". Elle est très optimisée pour ne pas surcharger le serveur.</text:p>
      <text:list text:style-name="L2">
        <text:list-item>
          <text:p text:style-name="P7"><text:span text:style-name="T4">Le "Debouncing" (La temporisation magique)</text:span> :</text:p>
          <text:list>
            <text:list-item>
              <text:p text:style-name="P8"><text:span text:style-name="T1">Le code utilise un </text:span><text:span text:style-name="Source_20_Text"><text:span text:style-name="T1">setTimeout</text:span></text:span><text:span text:style-name="T1"> de 300ms.</text:span></text:p>
            </text:list-item>
            <text:list-item>
              <text:p text:style-name="P7"><text:span text:style-name="T4">Pourquoi ?</text:span> Si l'utilisateur tape vite ("P-A-R-I-S"), on ne veut pas lancer une requête pour "P", une pour "PA", une pour "PAR"...</text:p>
            </text:list-item>
            <text:list-item>
              <text:p text:style-name="P8"><text:span text:style-name="T1">Le script attend que l'utilisateur arrête d'écrire pendant 300ms avant d'envoyer la requête à </text:span><text:span text:style-name="Source_20_Text"><text:span text:style-name="T1">api.php</text:span></text:span><text:span text:style-name="T1">.</text:span></text:p>
            </text:list-item>
          </text:list>
        </text:list-item>
        <text:list-item>
          <text:p text:style-name="P8"><text:span text:style-name="T2">Stockage caché (</text:span><text:span text:style-name="Source_20_Text"><text:span text:style-name="T2">dataset</text:span></text:span><text:span text:style-name="T2">)</text:span><text:span text:style-name="T1"> :</text:span></text:p>
          <text:list>
            <text:list-item>
              <text:p text:style-name="P8"><text:span text:style-name="T1">Quand l'utilisateur clique sur une ville, le script remplit le champ visible avec le nom (</text:span><text:span text:style-name="Source_20_Text"><text:span text:style-name="T1">display_name</text:span></text:span><text:span text:style-name="T1">) mais stocke discrètement les coordonnées exactes dans les attributs HTML cachés (</text:span><text:span text:style-name="Source_20_Text"><text:span text:style-name="T1">data-lat</text:span></text:span><text:span text:style-name="T1">, </text:span><text:span text:style-name="Source_20_Text"><text:span text:style-name="T1">data-lon</text:span></text:span><text:span text:style-name="T1">). C'est ce qui permet de faire le calcul précis ensuite.</text:span></text:p>
            </text:list-item>
          </text:list>
        </text:list-item>
      </text:list>
      <text:h text:style-name="P6" text:outline-level="3"><text:span text:style-name="T5">3. Le Calcul d'Itinéraire (</text:span><text:span text:style-name="Source_20_Text"><text:span text:style-name="T1">calculateRoute</text:span></text:span><text:span text:style-name="T5">)</text:span></text:h>
      <text:p text:style-name="P2">Cette fonction est le pont entre l'interface et votre logique serveur.</text:p>
      <text:list text:style-name="L3">
        <text:list-item>
          <text:p text:style-name="P9"><text:span text:style-name="T2">Validation</text:span><text:span text:style-name="T1"> : Vérifie si les villes ont bien été sélectionnées via l'autocomplétion (présence des </text:span><text:span text:style-name="Source_20_Text"><text:span text:style-name="T1">data-lat</text:span></text:span><text:span text:style-name="T1">).</text:span></text:p>
        </text:list-item>
        <text:list-item>
          <text:p text:style-name="P9"><text:soft-page-break/><text:span text:style-name="T2">Appel API</text:span><text:span text:style-name="T1"> : Envoie une requête </text:span><text:span text:style-name="Source_20_Text"><text:span text:style-name="T1">POST</text:span></text:span><text:span text:style-name="T1"> à </text:span><text:span text:style-name="Source_20_Text"><text:span text:style-name="T1">api.php?type=route</text:span></text:span><text:span text:style-name="T1"> avec les coordonnées de départ et d'arrivée.</text:span></text:p>
        </text:list-item>
        <text:list-item>
          <text:p text:style-name="P10"><text:span text:style-name="T4">Traitement GeoJSON</text:span> :</text:p>
          <text:list>
            <text:list-item>
              <text:p text:style-name="P10">L'API renvoie un format standard de cartographie (GeoJSON).</text:p>
            </text:list-item>
            <text:list-item>
              <text:p text:style-name="P9"><text:span text:style-name="Source_20_Text"><text:span text:style-name="T1">L.geoJSON(geojson)</text:span></text:span><text:span text:style-name="T1"> : Trace la ligne bleue sur la carte.</text:span></text:p>
            </text:list-item>
            <text:list-item>
              <text:p text:style-name="P9"><text:span text:style-name="Source_20_Text"><text:span text:style-name="T1">map.fitBounds(...)</text:span></text:span><text:span text:style-name="T1"> : Zoome automatiquement pour que tout le trajet soit visible à l'écran.</text:span></text:p>
            </text:list-item>
          </text:list>
        </text:list-item>
        <text:list-item>
          <text:p text:style-name="P9"><text:span text:style-name="T2">Sauvegarde des étapes</text:span><text:span text:style-name="T1"> : Les instructions textuelles (ex: "Tournez à droite") sont extraites du JSON et stockées dans </text:span><text:span text:style-name="Source_20_Text"><text:span text:style-name="T1">currentSteps</text:span></text:span><text:span text:style-name="T1"> pour être utilisées par le générateur PDF.</text:span></text:p>
        </text:list-item>
      </text:list>
      <text:h text:style-name="P6" text:outline-level="3"><text:span text:style-name="T5">4. La Génération du Roadbook PDF (</text:span><text:span text:style-name="Source_20_Text"><text:span text:style-name="T1">downloadRoadbook</text:span></text:span><text:span text:style-name="T5">)</text:span></text:h>
      <text:p text:style-name="P1"><text:span text:style-name="T1">C'est la partie la plus complexe et la plus technique du script. Elle utilise la librairie </text:span><text:span text:style-name="Source_20_Text"><text:span text:style-name="T1">jsPDF</text:span></text:span><text:span text:style-name="T1"> pour "dessiner" un document page par page.</text:span></text:p>
      <text:h text:style-name="P11" text:outline-level="4">A. En-tête (Header)</text:h>
      <text:p text:style-name="P2">Le script dessine manuellement l'en-tête bleu :</text:p>
      <text:list text:style-name="L4">
        <text:list-item>
          <text:p text:style-name="P12"><text:span text:style-name="Source_20_Text"><text:span text:style-name="T1">doc.rect(...)</text:span></text:span><text:span text:style-name="T1"> : Crée le rectangle bleu.</text:span></text:p>
        </text:list-item>
        <text:list-item>
          <text:p text:style-name="P12"><text:span text:style-name="Source_20_Text"><text:span text:style-name="T1">doc.text(...)</text:span></text:span><text:span text:style-name="T1"> : Ajoute le titre "ROADBOOK" et la date dynamique.</text:span></text:p>
        </text:list-item>
      </text:list>
      <text:h text:style-name="P11" text:outline-level="4">B. La Boucle de Dessin (L'intelligence visuelle)</text:h>
      <text:p text:style-name="P1"><text:span text:style-name="T1">Le script parcourt chaque étape (</text:span><text:span text:style-name="Source_20_Text"><text:span text:style-name="T1">currentSteps</text:span></text:span><text:span text:style-name="T1">) et effectue trois actions :</text:span></text:p>
      <text:list text:style-name="L5">
        <text:list-item>
          <text:p text:style-name="P13">Analyse Sémantique :</text:p>
          <text:p text:style-name="P13">Il lit l'instruction textuelle pour deviner l'icône :</text:p>
          <text:list>
            <text:list-item>
              <text:p text:style-name="P14"><text:span text:style-name="T1">Si le texte contient "gauche" $\rightarrow$ </text:span><text:span text:style-name="Source_20_Text"><text:span text:style-name="T1">direction = "left"</text:span></text:span></text:p>
            </text:list-item>
            <text:list-item>
              <text:p text:style-name="P14"><text:span text:style-name="T1">Si "rond-point" $\rightarrow$ </text:span><text:span text:style-name="Source_20_Text"><text:span text:style-name="T1">direction = "roundabout"</text:span></text:span></text:p>
            </text:list-item>
            <text:list-item>
              <text:p text:style-name="P13">Etc.</text:p>
            </text:list-item>
          </text:list>
        </text:list-item>
        <text:list-item>
          <text:p text:style-name="P13">Dessin Vectoriel (Géométrie) :</text:p>
          <text:p text:style-name="P13">Au lieu de coller une image (qui pourrait être floue), le code dessine l'icône avec des lignes de code :</text:p>
          <text:list>
            <text:list-item>
              <text:p text:style-name="P13"><text:span text:style-name="T3">Tout droit</text:span> : Il dessine une ligne verticale et deux petites lignes pour la pointe de la flèche.</text:p>
            </text:list-item>
            <text:list-item>
              <text:p text:style-name="P14"><text:span text:style-name="T6">Rond-point</text:span><text:span text:style-name="T1"> : Il dessine un cercle (</text:span><text:span text:style-name="Source_20_Text"><text:span text:style-name="T1">doc.circle</text:span></text:span><text:span text:style-name="T1">) et écrit "RP" au milieu.</text:span></text:p>
            </text:list-item>
            <text:list-item>
              <text:p text:style-name="P13"><text:span text:style-name="T3">Drapeau</text:span> : Il dessine un rectangle et une ligne.</text:p>
            </text:list-item>
            <text:list-item>
              <text:p text:style-name="P13"><text:span text:style-name="T4">Avantage :</text:span> Le PDF sera parfaitement net, peu importe le niveau de zoom ou la qualité de l'imprimante.</text:p>
            </text:list-item>
          </text:list>
        </text:list-item>
        <text:list-item>
          <text:p text:style-name="P13"><text:span text:style-name="T4">Mise en page dynamique</text:span> :</text:p>
          <text:list>
            <text:list-item>
              <text:p text:style-name="P14"><text:soft-page-break/><text:span text:style-name="T1">Il calcule la hauteur nécessaire pour le texte (</text:span><text:span text:style-name="Source_20_Text"><text:span text:style-name="T1">splitTextToSize</text:span></text:span><text:span text:style-name="T1">).</text:span></text:p>
            </text:list-item>
            <text:list-item>
              <text:p text:style-name="P14"><text:span text:style-name="T1">Il vérifie s'il reste de la place sur la page (</text:span><text:span text:style-name="Source_20_Text"><text:span text:style-name="T1">if (y &gt; 250)</text:span></text:span><text:span text:style-name="T1">). Si non, il crée une nouvelle page (</text:span><text:span text:style-name="Source_20_Text"><text:span text:style-name="T1">doc.addPage()</text:span></text:span><text:span text:style-name="T1">) et remet le curseur en haut (</text:span><text:span text:style-name="Source_20_Text"><text:span text:style-name="T1">y = 20</text:span></text:span><text:span text:style-name="T1">).</text:span></text:p>
            </text:list-item>
          </text:list>
        </text:list-item>
      </text:list>
      <text:p text:style-name="Horizontal_20_Line"/>
      <text:h text:style-name="P3" text:outline-level="3">Résumé des flux de donné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<text:span text:style-name="Strong_20_Emphasis"><text:span text:style-name="T1">Étape</text:span></text:span></text:p>
            </table:table-cell>
            <table:table-cell table:style-name="Tableau1.A1" office:value-type="string">
              <text:p text:style-name="P15"><text:span text:style-name="Strong_20_Emphasis"><text:span text:style-name="T1">Action Utilisateur</text:span></text:span></text:p>
            </table:table-cell>
            <table:table-cell table:style-name="Tableau1.A1" office:value-type="string">
              <text:p text:style-name="P15"><text:span text:style-name="Strong_20_Emphasis"><text:span text:style-name="T1">Action du Script</text:span></text:span></text:p>
            </table:table-cell>
            <table:table-cell table:style-name="Tableau1.A1" office:value-type="string">
              <text:p text:style-name="P15"><text:span text:style-name="Strong_20_Emphasis"><text:span text:style-name="T1">Résultat visibl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17">Tape "Lyon"</text:p>
          </table:table-cell>
          <table:table-cell table:style-name="Tableau1.A1" office:value-type="string">
            <text:p text:style-name="P18"><text:span text:style-name="Source_20_Text"><text:span text:style-name="T1">setupAutocomplete</text:span></text:span><text:span text:style-name="T1"> attend 300ms $\rightarrow$ Fetch API</text:span></text:p>
          </table:table-cell>
          <table:table-cell table:style-name="Tableau1.A1" office:value-type="string">
            <text:p text:style-name="P17">Liste déroulante des villes</text:p>
          </table:table-cell>
        </table:table-row>
        <table:table-row>
          <table:table-cell table:style-name="Tableau1.A1" office:value-type="string">
            <text:p text:style-name="P16">2</text:p>
          </table:table-cell>
          <table:table-cell table:style-name="Tableau1.A1" office:value-type="string">
            <text:p text:style-name="P17">Clique "Lyon"</text:p>
          </table:table-cell>
          <table:table-cell table:style-name="Tableau1.A1" office:value-type="string">
            <text:p text:style-name="P18"><text:span text:style-name="T1">EventListener </text:span><text:span text:style-name="Source_20_Text"><text:span text:style-name="T1">click</text:span></text:span></text:p>
          </table:table-cell>
          <table:table-cell table:style-name="Tableau1.A1" office:value-type="string">
            <text:p text:style-name="P18"><text:span text:style-name="T1">Remplit </text:span><text:span text:style-name="Source_20_Text"><text:span text:style-name="T1">input</text:span></text:span><text:span text:style-name="T1"> &amp; </text:span><text:span text:style-name="Source_20_Text"><text:span text:style-name="T1">data-lat/lon</text:span></text:span></text:p>
          </table:table-cell>
        </table:table-row>
        <table:table-row>
          <table:table-cell table:style-name="Tableau1.A1" office:value-type="string">
            <text:p text:style-name="P16">3</text:p>
          </table:table-cell>
          <table:table-cell table:style-name="Tableau1.A1" office:value-type="string">
            <text:p text:style-name="P17">Clique "Calculer"</text:p>
          </table:table-cell>
          <table:table-cell table:style-name="Tableau1.A1" office:value-type="string">
            <text:p text:style-name="P18"><text:span text:style-name="Source_20_Text"><text:span text:style-name="T1">calculateRoute</text:span></text:span><text:span text:style-name="T1"> $\rightarrow$ Fetch API (POST)</text:span></text:p>
          </table:table-cell>
          <table:table-cell table:style-name="Tableau1.A1" office:value-type="string">
            <text:p text:style-name="P17">Ligne bleue sur la carte + Bouton PDF apparaît</text:p>
          </table:table-cell>
        </table:table-row>
        <table:table-row>
          <table:table-cell table:style-name="Tableau1.A1" office:value-type="string">
            <text:p text:style-name="P16">4</text:p>
          </table:table-cell>
          <table:table-cell table:style-name="Tableau1.A1" office:value-type="string">
            <text:p text:style-name="P17">Clique "PDF"</text:p>
          </table:table-cell>
          <table:table-cell table:style-name="Tableau1.A1" office:value-type="string">
            <text:p text:style-name="P18"><text:span text:style-name="Source_20_Text"><text:span text:style-name="T1">downloadRoadbook</text:span></text:span><text:span text:style-name="T1"> $\rightarrow$ Boucle &amp; Dessin</text:span></text:p>
          </table:table-cell>
          <table:table-cell table:style-name="Tableau1.A1" office:value-type="string">
            <text:p text:style-name="P18"><text:span text:style-name="T1">Téléchargement du fichier </text:span><text:span text:style-name="Source_20_Text"><text:span text:style-name="T1">.pdf</text:span></text:span></text:p>
          </table:table-cell>
        </table:table-row>
      </table:table>
      <text:h text:style-name="P3" text:outline-level="3">Ce qui rend ce code "propre"</text:h>
      <text:list text:style-name="L6">
        <text:list-item>
          <text:p text:style-name="P19"><text:span text:style-name="T4">Indépendance</text:span> : Il génère ses propres icônes dans le PDF sans dépendre d'images externes qui pourraient être brisées.</text:p>
        </text:list-item>
        <text:list-item>
          <text:p text:style-name="P19"><text:span text:style-name="T4">Performance</text:span> : L'utilisation du <text:span text:style-name="T3">Debounce</text:span> sur la recherche évite de saturer votre serveur PHP.</text:p>
        </text:list-item>
        <text:list-item>
          <text:p text:style-name="P20"><text:span text:style-name="T2">Gestion d'erreurs</text:span><text:span text:style-name="T1"> : Des blocs </text:span><text:span text:style-name="Source_20_Text"><text:span text:style-name="T1">try...catch</text:span></text:span><text:span text:style-name="T1"> entourent les appels réseaux pour ne pas planter la page si l'API échoue.</text:span></text:p>
        </text:list-item>
      </text:list>
      <text:p text:style-name="P21">Une prochaine étape utile pour vous ?</text:p>
      <text:p text:style-name="P21">Voulez-vous que je vous explique le fichier api.php qui reçoit ces demandes, ou préférez-vous que j'optimise la partie "Dessin des flèches" pour les rendre plus esthétiques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9:50:45.507251400</meta:creation-date>
    <dc:date>2026-01-14T19:51:34.797297700</dc:date>
    <meta:editing-duration>PT50S</meta:editing-duration>
    <meta:editing-cycles>1</meta:editing-cycles>
    <meta:document-statistic meta:table-count="1" meta:image-count="0" meta:object-count="0" meta:page-count="3" meta:paragraph-count="76" meta:word-count="804" meta:character-count="4927" meta:non-whitespace-character-count="4235"/>
    <meta:generator>LibreOffice/25.2.7.2$Windows_X86_64 LibreOffice_project/5cbfd1ab6520636bb5f7b99185aa69bd7456825d</meta:generator>
  </office:meta>
</office:document-meta>
</file>